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abela nr 233/A/NBP/2017 z dnia 2017-12-0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1" office:value-type="string" calcext:value-type="string">
            <text:p>Kurs średni</text:p>
          </table:table-cell>
          <table:table-cell table:style-name="ce1"/>
        </table:table-row>
        <table:table-row table:style-name="ro1"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  <table:table-cell/>
        </table:table-row>
        <table:table-row table:style-name="ro1"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office:value-type="float" office:value="3.5352" calcext:value-type="float">
            <text:p>3,5352</text:p>
          </table:table-cell>
          <table:table-cell/>
        </table:table-row>
        <table:table-row table:style-name="ro1"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office:value-type="float" office:value="2.6818" calcext:value-type="float">
            <text:p>2,6818</text:p>
          </table:table-cell>
          <table:table-cell/>
        </table:table-row>
        <table:table-row table:style-name="ro1"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  <table:table-cell/>
        </table:table-row>
        <table:table-row table:style-name="ro1"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office:value-type="float" office:value="2.748" calcext:value-type="float">
            <text:p>2,748</text:p>
          </table:table-cell>
          <table:table-cell/>
        </table:table-row>
        <table:table-row table:style-name="ro1"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office:value-type="float" office:value="2.4209" calcext:value-type="float">
            <text:p>2,4209</text:p>
          </table:table-cell>
          <table:table-cell/>
        </table:table-row>
        <table:table-row table:style-name="ro1"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office:value-type="float" office:value="2.6245" calcext:value-type="float">
            <text:p>2,6245</text:p>
          </table:table-cell>
          <table:table-cell/>
        </table:table-row>
        <table:table-row table:style-name="ro1"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office:value-type="float" office:value="4.2078" calcext:value-type="float">
            <text:p>4,2078</text:p>
          </table:table-cell>
          <table:table-cell/>
        </table:table-row>
        <table:table-row table:style-name="ro1"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  <table:table-cell/>
        </table:table-row>
        <table:table-row table:style-name="ro1"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office:value-type="float" office:value="3.595" calcext:value-type="float">
            <text:p>3,595</text:p>
          </table:table-cell>
          <table:table-cell/>
        </table:table-row>
        <table:table-row table:style-name="ro1"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office:value-type="float" office:value="4.7675" calcext:value-type="float">
            <text:p>4,7675</text:p>
          </table:table-cell>
          <table:table-cell/>
        </table:table-row>
        <table:table-row table:style-name="ro1"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  <table:table-cell/>
        </table:table-row>
        <table:table-row table:style-name="ro1"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office:value-type="float" office:value="3.1438" calcext:value-type="float">
            <text:p>3,1438</text:p>
          </table:table-cell>
          <table:table-cell/>
        </table:table-row>
        <table:table-row table:style-name="ro1"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  <table:table-cell/>
        </table:table-row>
        <table:table-row table:style-name="ro1"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  <table:table-cell/>
        </table:table-row>
        <table:table-row table:style-name="ro1"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office:value-type="float" office:value="3.4265" calcext:value-type="float">
            <text:p>3,4265</text:p>
          </table:table-cell>
          <table:table-cell/>
        </table:table-row>
        <table:table-row table:style-name="ro1"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  <table:table-cell/>
        </table:table-row>
        <table:table-row table:style-name="ro1"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  <table:table-cell/>
        </table:table-row>
        <table:table-row table:style-name="ro1"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  <table:table-cell/>
        </table:table-row>
        <table:table-row table:style-name="ro1"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  <table:table-cell/>
        </table:table-row>
        <table:table-row table:style-name="ro1"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office:value-type="float" office:value="2.1514" calcext:value-type="float">
            <text:p>2,1514</text:p>
          </table:table-cell>
          <table:table-cell/>
        </table:table-row>
        <table:table-row table:style-name="ro1"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  <table:table-cell/>
        </table:table-row>
        <table:table-row table:style-name="ro1"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  <table:table-cell/>
        </table:table-row>
        <table:table-row table:style-name="ro1"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  <table:table-cell/>
        </table:table-row>
        <table:table-row table:style-name="ro1"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  <table:table-cell/>
        </table:table-row>
        <table:table-row table:style-name="ro1"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  <table:table-cell/>
        </table:table-row>
        <table:table-row table:style-name="ro1"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  <table:table-cell/>
        </table:table-row>
        <table:table-row table:style-name="ro1"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  <table:table-cell/>
        </table:table-row>
        <table:table-row table:style-name="ro1"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  <table:table-cell/>
        </table:table-row>
        <table:table-row table:style-name="ro1"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  <table:table-cell/>
        </table:table-row>
        <table:table-row table:style-name="ro1"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office:value-type="float" office:value="2.6137" calcext:value-type="float">
            <text:p>2,6137</text:p>
          </table:table-cell>
          <table:table-cell/>
        </table:table-row>
        <table:table-row table:style-name="ro1"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office:value-type="float" office:value="5.4814" calcext:value-type="float">
            <text:p>5,4814</text:p>
          </table:table-cell>
          <table:table-cell/>
        </table:table-row>
        <table:table-row table:style-name="ro1"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  <table:table-cell/>
        </table:table-row>
        <table:table-row table:style-name="ro1"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  <table:table-cell/>
        </table:table-row>
        <table:table-row table:style-name="ro1"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office:value-type="float" office:value="5.0264" calcext:value-type="float">
            <text:p>5,0264</text:p>
          </table:table-cell>
          <table:table-cell/>
        </table:table-row>
        <calcext:conditional-formats>
          <calcext:conditional-format calcext:target-range-address="Sheet1.C5:Sheet1.C39">
            <calcext:color-scale>
              <calcext:color-scale-entry calcext:value="1.9" calcext:type="number" calcext:color="#00cc00"/>
              <calcext:color-scale-entry calcext:value="2" calcext:type="number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3:30:57.06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0:26:30.679003735</meta:creation-date>
    <dc:date>2017-12-10T13:35:20.318000000</dc:date>
    <meta:editing-duration>PT11M55S</meta:editing-duration>
    <meta:editing-cycles>2</meta:editing-cycles>
    <meta:generator>LibreOffice/5.4.3.2$Windows_X86_64 LibreOffice_project/92a7159f7e4af62137622921e809f8546db437e5</meta:generator>
    <meta:document-statistic meta:table-count="1" meta:cell-count="109" meta:object-count="0"/>
  </office:meta>
</office:document-meta>
</file>